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line-height="200%" fo:text-align="start" style:justify-single-word="false"/>
    </style:style>
    <style:style style:name="P4" style:family="paragraph" style:parent-style-name="Footnote">
      <style:paragraph-properties fo:margin-left="0in" fo:margin-right="0in" fo:text-indent="0in" style:auto-text-indent="false"/>
      <style:text-properties fo:font-size="9pt" style:font-size-asian="9pt" style:font-size-complex="9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ric Noah</text:p>
      <text:p text:style-name="Standard"/>
      <text:p text:style-name="Standard">Dr. Tanasi</text:p>
      <text:p text:style-name="Standard"/>
      <text:p text:style-name="Standard">HIS 6908</text:p>
      <text:p text:style-name="Standard"/>
      <text:p text:style-name="Standard">10/22/17<text:line-break/></text:p>
      <text:p text:style-name="P1">Paper 3 – Digital Games as History</text:p>
      <text:p text:style-name="P1"/>
      <text:p text:style-name="P2"/>
      <text:p text:style-name="P3"><text:tab/>For this section of the course the next subject that has ben danced around through these last six or so weeks, how can these games be a form of history? <text:s/>That question will be covered in this paper as it covers two books that begin to gain a answer to this question I have looked into over the course of the semester. <text:s/>The two works: <text:span text:style-name="T2">Playing with the past: Digital Games and simulation of history</text:span><text:span text:style-name="T3"> by Matthew Wilhelm Kapell and Andrew B.R. Elliott</text:span> and <text:span text:style-name="T2">Digital Games as History</text:span> by Adam Chapman offer a closer look into this question. <text:s/>These two works look into the idea that these modern video games that have been mentioned many times over in the previous works covered. <text:s/>Since there has always been some form of doubt to the historical value to games like the <text:span text:style-name="T2">Call of Duty</text:span> franchise or <text:span text:style-name="T2">Total War</text:span><text:span text:style-name="T3"> games</text:span>, these books come as a great comfort towards the greater growing field of digital storytelling. <text:s/>As it comes with every growing field there are a great deal of questions regarding how this field can assist the works of History, and the concern is definitely valid with many video games using historical fiction. <text:s/>However there are a large number of games on the commercial market that have a great deal of historical value to those who play them even with a fictitious storyline. <text:s/>In the introduction of Chapman's book he mentions a game that I myself remember playing in the title Medal of Honor: Frontline1. <text:s/>This franchise is known to make first person shooting war games similar to that of <text:s/><text:span text:style-name="T2">Call of Duty</text:span>, the franchise heavily referenced in these last few papers. <text:s/>These books will not only offer more examples towards historically valid games but also a way to incorporated them into field of Digital storytelling and soon the field of history itself. <text:s/>However for the purposes of this paper I will be focusing on the games described in the text can be applied to the field of digital storytelling as well as <text:soft-page-break/>offering a possible way it can be applied to the greater field of history. <text:s/>As these books will give another look on how a number of games can be adapted to the field of both digital storytelling and history, I will use them to further improve my ideas towards the future. <text:s/>Every work taken in displays more insight and knowledge towards this growing field and the more information that I can glean from the sources, it can produce the beast chance to help the field of digital storytelling. <text:s/>In order to get a full grasp of what these works are looking to explain, the first step will be looking into the work by Chapman and gleaning how video games can assist the field of history itself before looking into Kapell and Elliot's work which will encompass a greater look on how Video games can be utilized by history. <text:s/></text:p>
      <text:p text:style-name="P3"><text:tab/>Chapman's book looks to further apply digital storytelling to the greater world of history even with a statement at the beginning which assumes the field's decline<text:note text:id="ftn1" text:note-class="footnote"><text:note-citation>1</text:note-citation><text:note-body><text:p text:style-name="P4">. Chapman pg. 5</text:p></text:note-body></text:note>. <text:s/>With this comment aside, the book begins with a short introduction discussing the field of history itself even so much as reaching outside of the academic world. <text:s/>Chapman brings in the idea of <text:s/>what he calls agency or the feeling one gets when they can control what happens in the world of the game<text:note text:id="ftn2" text:note-class="footnote"><text:note-citation>2</text:note-citation><text:note-body><text:p text:style-name="P4">. Chapman pg. 30</text:p></text:note-body></text:note>. <text:s/>Chapman then creates a two part system that makes these games maintain both educational and entertainment, the actions of “Reading” and “Doing”<text:note text:id="ftn3" text:note-class="footnote"><text:note-citation>3</text:note-citation><text:note-body><text:p text:style-name="P4">. Chapman pg. 31</text:p></text:note-body></text:note>. <text:s/>Chapman continues to apply this system to a number of examples and how they apply to history including the idea of Historical Resonance, the means in which the historical narrative of the said game and the greater historical discourse.<text:note text:id="ftn4" text:note-class="footnote"><text:note-citation>4</text:note-citation><text:note-body><text:p text:style-name="P4">. Chapman pg. 36</text:p></text:note-body></text:note> <text:s/>This section of the book was a great introduction to the idea of using video games as a form of telling the stories of history, yet the second section of the book was much more helpful to answering the questions that I have brought up at the beginning of the paper. This section takes a closer look into how these games and their digital stories can be a driving force towards the telling of a historical story. <text:s/>In this section, Chapman mentions a number of games that many would consider historical fiction, yet he labels them under a new title, that of Realist Simulation<text:note text:id="ftn5" text:note-class="footnote"><text:note-citation>5</text:note-citation><text:note-body><text:p text:style-name="P4">. Chapman pg. 61</text:p></text:note-body></text:note>. <text:s/><text:soft-page-break/>While these games can offer a possible jump back in time to another world, Chapman mentions that the developmental historians are usually in the background on these projects<text:note text:id="ftn6" text:note-class="footnote"><text:note-citation>6</text:note-citation><text:note-body><text:p text:style-name="P4">. Chapman pg. 68</text:p></text:note-body></text:note>. <text:s/>This does cause some concern, as this paper is looking for the ways these games can be applied to history. <text:s/>Chapman continues explaining other different forms of games including Conceptual Simulations, which he includes four key points to keeping this type of game close to historical accuracy<text:note text:id="ftn7" text:note-class="footnote"><text:note-citation>7</text:note-citation><text:note-body><text:p text:style-name="P4">. Chapman pg. 74-75</text:p></text:note-body></text:note>. <text:s/>This section of the included both of the game franchises that I have heavily mentioned in the previous two papers, both of them applying to these categories of Realist and Conceptual simulations. <text:s/>At the end of this section Chapman mentions that these game styles bring in an easier way of interpretation and engagement with the discourse, which can be a big help into the field of history, especially for events that have not gained much attention from historians over the years. <text:s/>This book had a great deal of information regarding new terms and labels to place these games under and it gave a new way of seeing these games, more than just a method of entertainment. <text:s/>Chapman while expressed doubts in history as a whole, has good ideas towards using games that I have investigated as well, and applying them to the greater field of history. <text:s/></text:p>
      <text:p text:style-name="P3"><text:tab/>The next work in question, <text:s/><text:span text:style-name="T2">Playing with the past: Digital Games and simulation of history, </text:span><text:span text:style-name="T3">takes another look at the field of digital storytelling and how games can mix with the telling of history itself. <text:s/>Kapell and Elliott's book also begins with a somewhat pessimistic look on the inclusion of games into the field of history, explaining the thought as something historians find uncomfortable</text:span><text:span text:style-name="T3"><text:note text:id="ftn8" text:note-class="footnote"><text:note-citation>8</text:note-citation><text:note-body><text:p text:style-name="P4">. Kapell &amp; Elliott pg. 22</text:p></text:note-body></text:note></text:span><text:span text:style-name="T3">. <text:s/>This is very similar to how Chapman began his work, a key element to the fact that this field is a new one that will likely face scrutiny before it gains acceptance. <text:s/>Kapell and Elliott also display their argument with a two part issue, the idea of examining the games based on the “Narrative” and the “Play”</text:span><text:span text:style-name="T3"><text:note text:id="ftn9" text:note-class="footnote"><text:note-citation>9</text:note-citation><text:note-body><text:p text:style-name="P4">. Kapell &amp; Elliott pg. 22</text:p></text:note-body></text:note></text:span><text:span text:style-name="T3">, much like the “Reading” and “Doing” in Chapman's work. <text:s/>Comparisons aside, Kapell and Elliott begin the work describing the importance of how any game can be considered a true historical </text:span><text:soft-page-break/><text:span text:style-name="T3">representation, that this is based on the a fewer choices from players. <text:s/>The authors explain this process in a vivid manner saying that as soon as a player makes a personal choice, the player no longer witnesses actual history</text:span><text:span text:style-name="T3"><text:note text:id="ftn10" text:note-class="footnote"><text:note-citation>10</text:note-citation><text:note-body><text:p text:style-name="P4">. Kapell &amp; Elliott pg. 38</text:p></text:note-body></text:note></text:span><text:span text:style-name="T3">. <text:s/>This information is of great importance the the field of digital storytelling and how it can incorporate it's works to the events of history, this gives a very strict guideline for a rising field to follow. <text:s/>Kapell and Elliott continue their work with examples of a number of games including the heavily cited </text:span><text:span text:style-name="T2">Total War</text:span><text:span text:style-name="T3"> franchise. <text:s/>However the authors seem to take the field of digital storytelling to a level beyond history, displaying the games as a way to improve cultural identity among the peoples of the world</text:span><text:span text:style-name="T3"><text:note text:id="ftn11" text:note-class="footnote"><text:note-citation>11</text:note-citation><text:note-body><text:p text:style-name="P4">. Kapell &amp; Elliott pg. 87</text:p></text:note-body></text:note></text:span><text:span text:style-name="T3">. <text:s/>The authors show throughout this book that a number of entertainment based video games have succeeded at bringing their respective eras to life</text:span><text:span text:style-name="T3"><text:note text:id="ftn12" text:note-class="footnote"><text:note-citation>12</text:note-citation><text:note-body><text:p text:style-name="P4">. Kapell &amp; Elliott pg. 111</text:p></text:note-body></text:note></text:span><text:span text:style-name="T3">. <text:s/>The work continues to mention the Call of Duty franchise as well, in terms of how some could study the events in the as the historical event itself</text:span><text:span text:style-name="T3"><text:note text:id="ftn13" text:note-class="footnote"><text:note-citation>13</text:note-citation><text:note-body><text:p text:style-name="P4">. Kapell &amp; Elliott pg. 162</text:p></text:note-body></text:note></text:span><text:span text:style-name="T3">. <text:s/>A solid conclusion is created from towards this subject, the fact that both students of history and the historians themselves should be aware how these games display the facts of the event and how the events of game effect the world culturally</text:span><text:span text:style-name="T3"><text:note text:id="ftn14" text:note-class="footnote"><text:note-citation>14</text:note-citation><text:note-body><text:p text:style-name="P4">. Kapell &amp; Elliott pg. 163</text:p></text:note-body></text:note></text:span><text:span text:style-name="T3">. <text:s/>This is a solid concern towards the fields of history and digital storytelling interacting with one another, this work brings to light a point that could be a key factor in how these two fields will mesh. <text:s/>As these works have described how digital games can be very helpful towards students learning about the events of history, yet there is more to discuss in terms of how these highly respected games can be applied into the setting of the academic historical world.</text:span></text:p>
      <text:p text:style-name="P3"><text:span text:style-name="T3"><text:tab/>The subject of applying the field of digital storytelling, specifically games, to the field of history has been a major concern in all on the papers thus far, and for this week both book create solid answers to how this action can be done. <text:s/>In Chapman's work, he mentions how some of the games out on the market place the players in a world where a set list of rules are applied and this can give a glimpse to </text:span><text:soft-page-break/><text:span text:style-name="T3">how similar challenges were overcome in history</text:span><text:span text:style-name="T3"><text:note text:id="ftn15" text:note-class="footnote"><text:note-citation>15</text:note-citation><text:note-body><text:p text:style-name="P4">. Chapman pg. 174</text:p></text:note-body></text:note></text:span><text:span text:style-name="T3">. <text:s/>Chapman then continues to mention that some of these games themselves can be considered living history at least in terms of games supporting what Chapman calls heritage sites</text:span><text:span text:style-name="T3"><text:note text:id="ftn16" text:note-class="footnote"><text:note-citation>16</text:note-citation><text:note-body><text:p text:style-name="P4">. Chapman pg. 176</text:p></text:note-body></text:note></text:span><text:span text:style-name="T3">. <text:s/>These points seem to suggest that these two fields can be considered in some way similar. <text:s/>In the case that Chapman brings up, a component of digital storytelling is a part of <text:s/>the world's living history is a sign of movement forward in the field. <text:s/>Chapman also considers some of the games to be historical reenactments since they are able to display historical challenges to every player</text:span><text:span text:style-name="T3"><text:note text:id="ftn17" text:note-class="footnote"><text:note-citation>17</text:note-citation><text:note-body><text:p text:style-name="P4">. Chapman pg. 183</text:p></text:note-body></text:note></text:span><text:span text:style-name="T3">. <text:s/>As for the work by Kapell and Elliott it takes a different approach to this subject, looking into many different perspectives from scholars throughout the years. <text:s/>The authors mention that these games representing any time period should be considered a simulacrum, a version that presents a fake likeness to the region itself</text:span><text:span text:style-name="T3"><text:note text:id="ftn18" text:note-class="footnote"><text:note-citation>18</text:note-citation><text:note-body><text:p text:style-name="P4">. Kapell &amp; Elliott pg. 218-219</text:p></text:note-body></text:note></text:span><text:span text:style-name="T3">. <text:s/>Kapell and Elliott also continue the idea that these games struggle to be true to history is that it would take away from the excitement of the games, mentioning that they do away with the events during history that would be considered boring</text:span><text:span text:style-name="T3"><text:note text:id="ftn19" text:note-class="footnote"><text:note-citation>19</text:note-citation><text:note-body><text:p text:style-name="P4">. Kapell &amp; Elliott pg. 241</text:p></text:note-body></text:note></text:span><text:span text:style-name="T3">. <text:s/>These two works seem to have some conflicting ideas towards how popular video games can be considered historical representations. <text:s/>This creates difficulty for the fields to work together as one school of thought has one idea while the other has formulated their own argument. <text:s/>These books seem to display a clear sense of how the fields are currently trying to deal with one another, while there is a great deal of upside to both fields finding a way to work well together, Kapell and Elliott create a fair argument, and it is something that will not leave entertainment based games any time soon. <text:s/>These books have given much in the ways of information to not only how games can be incorporated into the world of history, they were also helpful in discovering what is a key reason towards the two fields having some difficulty meshing. <text:s/>Both books have displayed good answers to many questions, yet as for the question asked at the beginning of the paper, I believe there is still more research to be done to discover that long coveted answer. <text:s/></text:span></text:p>
      <text:p text:style-name="P3"><text:soft-page-break/><text:span text:style-name="T3"><text:tab/>Since these books have a large difference of opinion when it comes to the use of these games for a historical purpose, it puts the argument at the beginning of the paper in a form of quandary. <text:s text:c="2"/>Too many times I see the events of history begin described a boring, or a tedious process that involves a great deal of reading in order to capture the historian's point. <text:s/>These games can make a change to that perspective, and they can also bring to light events in history that would have otherwise been forgotten. <text:s/>The main focus that stops these games from being more inducted into the field of history derives from the fact that these games are based for player entertainment, not as much looking to teach anything. <text:s/>This is a factor in the ways of the historical based games that were mentioned previously in the paper, since they do add a degree of historical accuracy yet it is largely diluted to mAke for a better player experience. <text:s/>These books made this point abundantly clear, that these two fields have a great deal in common yet when it comes to the subject of historical accuracy, all the games take a step back. <text:s/>The more history is incorporated into the modern games, the greater chance they will have on capturing a larger audience, including those who inhabit the field of history. <text:s/>These books leave room for the two fields to eventually coexist and work together, it is just at this moment, there is too much going on in the world of digital storytelling to have the field itself heavily focus on making sure the games are maintaining historical accuracy. <text:s/>This subject has been one that has evaded these papers for a while now, and it may be the fact that the field itself is unsure of how to have these two fields coexist and work with one another, making sure both fields benefit from a collaboration effort. <text:s/>The concern still stands that these two fields will continue to work separately from one another and there will be no hope of a possible cooperation between the fields, making a learning experience that students and teachers alike will not want to put down. <text:s/>To close this paper, there is definitely a long list of steps that have to be fulfilled in order to move both fields forward and towards the potential of a merger, one that will move both fields into a new academic light. <text:s/>With all this information in mind, one must continue to investigate this field, regardless of where it stands now, there is still much more to investigate to how the field of digital storytelling can be incorporated into the world of history. <text:s/>Even though this paper </text:span><text:soft-page-break/><text:span text:style-name="T3">was able to find only brief examples of instances in which the fields are collaborating, there is definitely more examples out in the world that are being purposed, picked through and produced that will be the subjects of any papers that are yet to come. <text:s/></text:span></text:p>
      <text:p text:style-name="P2"><text:span text:style-name="T3"/></text:p>
      <text:p text:style-name="P2"><text:span text:style-name="T3">WC:2512</text:span></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1"><text:soft-page-break/><text:span text:style-name="T3">Works Cited </text:span></text:p>
      <text:p text:style-name="P1"><text:span text:style-name="T3"/></text:p>
      <text:p text:style-name="P1"><text:span text:style-name="T3"/></text:p>
      <text:p text:style-name="P2">Chapman, Adam. <text:span text:style-name="T1">Digital games as history: how videogames represent the past and offer access to historical practice</text:span>. New York, NY: Routledge, Taylor &amp; Francis Group, 2016. </text:p>
      <text:p text:style-name="P2"/>
      <text:p text:style-name="P2">Kapell, Matthew, and Andrew B. R. Elliott. <text:span text:style-name="T1">Playing with the past: digital games and the simulation of history</text:span>. New York: Bloomsbury Academic, 2013. </text:p>
      <text:p text:style-name="P2"/>
      <text:p text:style-name="P2"><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note" style:family="paragraph" style:parent-style-name="Standard" style:class="extra">
      <style:paragraph-properties fo:margin="100%" fo:margin-left="0.1965in" fo:margin-right="0in" fo:text-indent="-0.1965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6T20:06:09</meta:creation-date>
    <dc:date>2017-10-22T12:43:55</dc:date>
    <meta:editing-duration>P5DT16H17M49S</meta:editing-duration>
    <meta:editing-cycles>20</meta:editing-cycles>
    <meta:generator>OpenOffice.org/3.4.1$Unix OpenOffice.org_project/341m1$Build-9593</meta:generator>
    <meta:document-statistic meta:table-count="0" meta:image-count="0" meta:object-count="0" meta:page-count="8" meta:paragraph-count="33" meta:word-count="2563" meta:character-count="14442"/>
  </office:meta>
</office:document-meta>
</file>